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76014" officeooo:paragraph-rsid="00076014"/>
    </style:style>
    <style:style style:name="P2" style:family="paragraph" style:parent-style-name="Standard">
      <style:paragraph-properties fo:line-height="100%"/>
      <style:text-properties fo:font-size="11pt" fo:font-weight="bold" officeooo:rsid="0019a35b" officeooo:paragraph-rsid="00076014" style:font-size-asian="11pt" style:font-weight-asian="bold" style:font-size-complex="11pt" style:font-weight-complex="bold"/>
    </style:style>
    <style:style style:name="P3" style:family="paragraph" style:parent-style-name="Standard">
      <style:text-properties fo:font-size="11pt" fo:font-weight="bold" officeooo:rsid="00076014" officeooo:paragraph-rsid="00076014" style:font-size-asian="11pt" style:font-weight-asian="bold" style:font-size-complex="11pt" style:font-weight-complex="bold"/>
    </style:style>
    <style:style style:name="P4" style:family="paragraph" style:parent-style-name="Standard">
      <style:paragraph-properties fo:line-height="100%"/>
      <style:text-properties fo:font-size="11pt" fo:font-weight="bold" officeooo:rsid="00076014" officeooo:paragraph-rsid="00076014" style:font-size-asian="11pt" style:font-weight-asian="bold" style:font-size-complex="11pt" style:font-weight-complex="bold"/>
    </style:style>
    <style:style style:name="P5" style:family="paragraph" style:parent-style-name="Standard">
      <style:paragraph-properties fo:line-height="100%"/>
      <style:text-properties fo:font-size="11pt" fo:font-weight="normal" officeooo:rsid="00090189" officeooo:paragraph-rsid="00090189" style:font-size-asian="11pt" style:font-weight-asian="normal" style:font-size-complex="11pt" style:font-weight-complex="normal"/>
    </style:style>
    <style:style style:name="P6" style:family="paragraph" style:parent-style-name="Standard">
      <style:paragraph-properties fo:line-height="100%"/>
      <style:text-properties fo:font-size="11pt" fo:font-weight="normal" officeooo:rsid="00093ee7" officeooo:paragraph-rsid="00093ee7" style:font-size-asian="11pt" style:font-weight-asian="normal" style:font-size-complex="11pt" style:font-weight-complex="normal"/>
    </style:style>
    <style:style style:name="P7" style:family="paragraph" style:parent-style-name="Standard">
      <style:paragraph-properties fo:line-height="100%"/>
      <style:text-properties fo:font-size="11pt" fo:font-weight="normal" officeooo:rsid="000ba05a" officeooo:paragraph-rsid="000ba05a" style:font-size-asian="11pt" style:font-weight-asian="normal" style:font-size-complex="11pt" style:font-weight-complex="normal"/>
    </style:style>
    <style:style style:name="P8" style:family="paragraph" style:parent-style-name="Standard">
      <style:paragraph-properties fo:line-height="100%"/>
      <style:text-properties fo:font-size="11pt" fo:font-weight="normal" officeooo:rsid="00118ec6" officeooo:paragraph-rsid="00118ec6" style:font-size-asian="11pt" style:font-weight-asian="normal" style:font-size-complex="11pt" style:font-weight-complex="normal"/>
    </style:style>
    <style:style style:name="P9" style:family="paragraph" style:parent-style-name="Standard">
      <style:paragraph-properties fo:line-height="100%"/>
      <style:text-properties fo:font-size="11pt" fo:font-weight="normal" officeooo:rsid="00132ae4" officeooo:paragraph-rsid="00132ae4" style:font-size-asian="11pt" style:font-weight-asian="normal" style:font-size-complex="11pt" style:font-weight-complex="normal"/>
    </style:style>
    <style:style style:name="P10" style:family="paragraph" style:parent-style-name="Standard">
      <style:paragraph-properties fo:line-height="100%"/>
      <style:text-properties fo:font-size="11pt" fo:font-weight="normal" officeooo:rsid="0013bdaf" officeooo:paragraph-rsid="0013bdaf" style:font-size-asian="11pt" style:font-weight-asian="normal" style:font-size-complex="11pt" style:font-weight-complex="normal"/>
    </style:style>
    <style:style style:name="P11" style:family="paragraph" style:parent-style-name="Standard">
      <style:paragraph-properties fo:line-height="100%"/>
      <style:text-properties fo:font-size="11pt" fo:font-weight="normal" officeooo:rsid="0014949d" officeooo:paragraph-rsid="0014949d"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fo:font-size="16pt" fo:font-weight="bold" officeooo:rsid="00076014" officeooo:paragraph-rsid="00076014" style:font-size-asian="16pt" style:font-weight-asian="bold" style:font-size-complex="16pt" style:font-weight-complex="bold"/>
    </style:style>
    <style:style style:name="P13" style:family="paragraph" style:parent-style-name="Standard">
      <style:paragraph-properties fo:line-height="100%"/>
      <style:text-properties fo:font-size="11pt" fo:font-weight="normal" officeooo:rsid="0019f992" officeooo:paragraph-rsid="0019f992" style:font-size-asian="11pt" style:font-weight-asian="normal" style:font-size-complex="11pt" style:font-weight-complex="normal"/>
    </style:style>
    <style:style style:name="P14" style:family="paragraph" style:parent-style-name="Standard">
      <style:paragraph-properties fo:line-height="100%"/>
      <style:text-properties fo:font-size="11pt" fo:font-weight="normal" officeooo:rsid="001b8ee8" officeooo:paragraph-rsid="001b8ee8" style:font-size-asian="11pt" style:font-weight-asian="normal" style:font-size-complex="11pt" style:font-weight-complex="normal"/>
    </style:style>
    <style:style style:name="T1" style:family="text">
      <style:text-properties officeooo:rsid="000ea47e"/>
    </style:style>
    <style:style style:name="T2" style:family="text">
      <style:text-properties officeooo:rsid="00118ec6"/>
    </style:style>
    <style:style style:name="T3" style:family="text">
      <style:text-properties officeooo:rsid="0013bdaf"/>
    </style:style>
    <style:style style:name="T4" style:family="text">
      <style:text-properties officeooo:rsid="00170b0d"/>
    </style:style>
    <style:style style:name="T5" style:family="text">
      <style:text-properties officeooo:rsid="001b8e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écanique de jeu</text:p>
      <text:p text:style-name="P3"/>
      <text:p text:style-name="P3"/>
      <text:p text:style-name="P3"/>
      <text:p text:style-name="P4">Tir principal :</text:p>
      <text:p text:style-name="P4"/>
      <text:p text:style-name="P5">Ce mode de tir est votre principal atout pendant les duels, car il ne permet pas seulement d’immobiliser l’adversaire mais aussi de le ralentir très rapidement, ce qui va faire perdre certains repaire à votre adversaire. </text:p>
      <text:p text:style-name="P5">Évidement vous pourrez l’utiliser de manière défensive, pour protéger vos coéquipiers, agacer les Tanks ennemies en les gelant plusieurs fois. </text:p>
      <text:p text:style-name="P5">Ça vous permettra aussi d’immobiliser des adversaire mobiles et donc faciliter leurs exécution.</text:p>
      <text:p text:style-name="P4"/>
      <text:p text:style-name="P4">Tir secondaire (pick de glace) :</text:p>
      <text:p text:style-name="P4"/>
      <text:p text:style-name="P6">Ce mode de tir est votre seul moyen efficace de faire des dégâts, il est un peu difficile de connaître le timing et le léger temps de trajet du projectile. Mais une fois que c’est assimiler vous pourrez faire de très bon dégât, surtout si vous visez dans la tête. N’hésiter pas à spammer le bouclier de Reinhardt ça ne coûte rien. De plus votre ultime chargera rapidement si vous placez des pleines têtes aux adversaires. </text:p>
      <text:p text:style-name="P6">Une erreur souvent faite est que l’on privilégie le « gèle » pour tuer des adversaires mais vos « pick » de glace fond très mal, si vous <text:span text:style-name="T2">êtes</text:span> a l’aise avec ce mode de tir alors il ne faut pas hésiter à tirer sans geler les adversaires avant, ça serait une perte de temps, voir causer votre mort.</text:p>
      <text:p text:style-name="P4"/>
      <text:p text:style-name="P2">Cryostase :</text:p>
      <text:p text:style-name="P2"/>
      <text:p text:style-name="P7">C’est votre principal sort de défense et de soin, <text:span text:style-name="T1">mais ce n’est pas sa seul utilité Il ne faut pas oublier que pendant l’effet du sort, vous êtes invincible, cela permet d’éviter des contrôle ennemie mais aussi de gros dégât qui aurai pu causer votre mort. En plus vous pouvez désactiver le sort quand vous le souhaiter, ce qui vous permet de l’utiliser juste pour esquiver une charge par exemple.</text:span></text:p>
      <text:p text:style-name="P8">En parlant de charge vous pouvez la bloquer totalement et le rendre inutile. Ce sort est très utile pour temporiser un objectif pendant un moment.</text:p>
      <text:p text:style-name="P8">Faite attention aux effets de la grenade de Ana, car vous n’annulerez pas l’anti-heal.</text:p>
      <text:p text:style-name="P2"/>
      <text:p text:style-name="P4">Mur de glace :</text:p>
      <text:p text:style-name="P4"/>
      <text:p text:style-name="P9">Le mur de Mei est un sort bien plus mécanique que ce qu’on le pourrait croire, il peut être utiliser de manière défensive ou plus agressif cela dépend des situations et des buts.</text:p>
      <text:p text:style-name="P9">Il permet d’abord de bloquer un passage, avec ça vous pouvez avoir des objectif différents, d’abord en bloquant une entrée, cela permet d’empêcher l’ennemie d’avancer / pénétrer dans une zone que vous défendez en alternant avec le bouclier de votre Reinhardt cela permet de laisser le temps de charger vos « couldown » chacun votre tours tous en ne laissant que peut d’ouverture à l’ennemie. Ensuite vous pouvez bloquer une sortie, ici le but est d’empêcher l’ennemie de s’échapper et avec un peu de coordination vous pourrez les anéantir, attention quand même à que cette action ne se retourne pas contre vous. <text:span text:style-name="T4">Bloquer les sortie de votre ultime est pas mal aussi ou encore bloquer la sortie de leurs base en début de partie.</text:span></text:p>
      <text:p text:style-name="P9">Le mur peut-être utiliser pour séparer des joueurs allies ou ennemies <text:span text:style-name="T3">avec des objectif différents l’un pour protéger l’autre pour tuer plus facilement. Évidement cela s’applique aussi pour une équipe entière, pouvoir séparer les Tanks de leurs support peut changer la donne.</text:span></text:p>
      <text:p text:style-name="P10">Le mur est très pratique pour bloquer des sorts ou des ultimes ennemies et donc sauver vos coéquipiers d’une mort certaine. (Bloquer un ultime D.VA , Reinhardt par exemple). Il faut aussi savoir que si vous mettez un mur sous les pieds d’un Reinhardt qui charge, ça permettra de stopper une charge sans qu’un allié pris dedans ne subisse de dégât. </text:p>
      <text:p text:style-name="P10">Le mur permet aussi de temporiser un objectif, il faut le mettre d’une manière à ce que les ennemies on du mal à le contourner, par exemple vous pouvez le mettre en diagonal près d’un angle, vous serez bloquer mais peut de héros pourront vous atteindre.</text:p>
      <text:p text:style-name="P11">Votre mur peut-être utiliser pour monter dessus, ça vous permettra d’accéder vous et votre équipe des endroit inaccessible normalement.</text:p>
      <text:p text:style-name="P10"/>
      <text:p text:style-name="P4"><text:soft-page-break/>Blizzard :</text:p>
      <text:p text:style-name="P4"/>
      <text:p text:style-name="P13">L’ultime de Mei est très puissant pour gérer des combats mal engager ou pour protéger / temporiser un objectif. <text:span text:style-name="T5">Il faut savoir que le sort ne gèle pas instantanément mais vous pouvez augmenter la vitesse avec votre tir principal. </text:span></text:p>
      <text:p text:style-name="P14">Les ennemies peuvent évidement sortir de votre ultime ce qui enlèvera les effets de ralentissement, la barrière de Zarya lui permet de les annuler (et tous les autres sort d’invulnérabilité). Le sort est pratiquement toujours lancer de manière défensive mais dans certains cas vous pouvez être plus agressif. En particulier si vous êtes entrain de « flank* » (contourner) ou si les ennemies sont piégé dans un endroit restreins (au moins 3 hér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27:46.562000000</meta:creation-date>
    <dc:date>2017-03-15T18:16:45.549000000</dc:date>
    <meta:editing-duration>PT4H49M3S</meta:editing-duration>
    <meta:editing-cycles>11</meta:editing-cycles>
    <meta:generator>LibreOffice/5.2.5.1$Windows_x86 LibreOffice_project/0312e1a284a7d50ca85a365c316c7abbf20a4d22</meta:generator>
    <meta:document-statistic meta:table-count="0" meta:image-count="0" meta:object-count="0" meta:page-count="2" meta:paragraph-count="22" meta:word-count="770" meta:character-count="4495" meta:non-whitespace-character-count="3742"/>
  </office:meta>
</office:document-meta>
</file>